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4.4618in" style:use-optimal-column-width="false"/>
    </style:style>
    <style:style style:name="Table4" style:family="table">
      <style:table-properties style:width="6.693in" fo:margin-left="0.0312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9" style:family="table-cell">
      <style:table-cell-properties fo:border="0.0034in solid #000000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" style:parent-style-name="TableContents" style:list-style-name="LFO1" style:family="paragraph"/>
    <style:style style:name="P14" style:parent-style-name="TableContents" style:list-style-name="LFO1" style:family="paragraph"/>
    <style:style style:name="P15" style:parent-style-name="TableContents" style:list-style-name="LFO1" style:family="paragraph"/>
    <style:style style:name="P16" style:parent-style-name="TableContents" style:list-style-name="LFO1" style:family="paragraph"/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" style:parent-style-name="TableContents" style:list-style-name="LFO2" style:family="paragraph"/>
    <style:style style:name="P21" style:parent-style-name="TableContents" style:list-style-name="LFO2" style:family="paragraph"/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" style:parent-style-name="TableContents" style:list-style-name="LFO3" style:family="paragraph"/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" style:parent-style-name="TableContents" style:list-style-name="LFO4" style:family="paragraph"/>
    <style:style style:name="P34" style:parent-style-name="TableContents" style:list-style-name="LFO4" style:family="paragraph"/>
    <style:style style:name="P35" style:parent-style-name="TableContents" style:list-style-name="LFO4" style:family="paragraph"/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" style:parent-style-name="TableContents" style:list-style-name="LFO5" style:family="paragraph"/>
    <style:style style:name="P40" style:parent-style-name="TableContents" style:list-style-name="LFO5" style:family="paragraph"/>
    <style:style style:name="P41" style:parent-style-name="TableContents" style:list-style-name="LFO5" style:family="paragraph"/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" style:parent-style-name="TableContents" style:list-style-name="LFO6" style:family="paragraph"/>
    <style:style style:name="P49" style:parent-style-name="TableContents" style:list-style-name="LFO6" style:family="paragraph"/>
    <style:style style:name="P50" style:parent-style-name="TableContents" style:list-style-name="LFO6" style:family="paragraph"/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Catherine Spencer</text:p>
      <text:p text:style-name="P2">Feedback from Julian Huppert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Topic</text:p>
          </table:table-cell>
          <table:table-cell table:style-name="TableCell9">
            <text:p text:style-name="TableContents">What Julian thinks</text:p>
          </table:table-cell>
        </table:table-row>
        <table:table-row table:style-name="TableRow10">
          <table:table-cell table:style-name="TableCell11">
            <text:p text:style-name="TableContents">January Resits</text:p>
          </table:table-cell>
          <table:table-cell table:style-name="TableCell12">
            <text:list text:style-name="LFO1" text:continue-numbering="true">
              <text:list-item>
                <text:p text:style-name="P13">Not too keen on these being reinstated.</text:p>
              </text:list-item>
              <text:list-item>
                <text:p text:style-name="P14">This is due to the fact that he believes resits are<text:s/>usually sat by people whose parents can afford to pay for them</text:p>
              </text:list-item>
              <text:list-item>
                <text:p text:style-name="P15">Showed us a graph of progression over the first 5 years of life- those who are from poor families are (in general) did not academically progress as well as better off children-which he felt was<text:s/>wrong.</text:p>
              </text:list-item>
              <text:list-item>
                <text:p text:style-name="P16">Does not want the A levels to be too modular because it means 'you learn and then you forget' and perhaps don't consolidate the knowledge.</text:p>
              </text:list-item>
            </text:list>
          </table:table-cell>
        </table:table-row>
        <table:table-row table:style-name="TableRow17">
          <table:table-cell table:style-name="TableCell18">
            <text:p text:style-name="TableContents">The<text:s/>standalone<text:s/>AS level</text:p>
          </table:table-cell>
          <table:table-cell table:style-name="TableCell19">
            <text:list text:style-name="LFO2" text:continue-numbering="true">
              <text:list-item>
                <text:p text:style-name="P20">Agrees that it is a ridiculous idea</text:p>
              </text:list-item>
              <text:list-item>
                <text:p text:style-name="P21">does not give enough scope for change</text:p>
              </text:list-item>
              <text:list-item>
                <text:p text:style-name="P22">A levels<text:s/>are very important, so wants people to be able to explore their interests and most critically be able to change their minds</text:p>
              </text:list-item>
              <text:list-item>
                <text:p text:style-name="P23">All in all, completely agreed with us on this subject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The idea of one exam board to stop the amount of clashing exams.</text:p>
          </table:table-cell>
          <table:table-cell table:style-name="TableCell26">
            <text:list text:style-name="LFO3" text:continue-numbering="true">
              <text:list-item>
                <text:p text:style-name="P27">Would not give enough choice for teachers.</text:p>
              </text:list-item>
              <text:list-item>
                <text:p text:style-name="P28">Essentially everyone would be sitting a fixed content, so would not give teaching departments enough choices and breadth of content available to study.</text:p>
              </text:list-item>
              <text:list-item>
                <text:p text:style-name="P29">Also does not promote competition between exam boards, which is an<text:s/>important part of giving an incentive for making the exams better.</text:p>
              </text:list-item>
            </text:list>
          </table:table-cell>
        </table:table-row>
        <table:table-row table:style-name="TableRow30">
          <table:table-cell table:style-name="TableCell31">
            <text:p text:style-name="TableContents">The exam system in general</text:p>
          </table:table-cell>
          <table:table-cell table:style-name="TableCell32">
            <text:list text:style-name="LFO4" text:continue-numbering="true">
              <text:list-item>
                <text:p text:style-name="P33">Julian wants to promote understanding of knowledge and not just remembering facts.</text:p>
              </text:list-item>
              <text:list-item>
                <text:p text:style-name="P34">Made an allusion to perhaps open book tests.</text:p>
              </text:list-item>
              <text:list-item>
                <text:p text:style-name="P35">Agreed that <text:s/>linear exams stifle<text:s/>both creativity, and also are a disadvantage to those who find exams very difficult e.g. perhaps students with mental health issues or learning difficulties</text:p>
              </text:list-item>
            </text:list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Funding</text:p>
          </table:table-cell>
          <table:table-cell table:style-name="TableCell38">
            <text:list text:style-name="LFO5" text:continue-numbering="true">
              <text:list-item>
                <text:p text:style-name="P39">Unfortunately, Hills Road is going to have some of its funding taken away in order to fund other schools as well- to be honest this is fair because it is benefitting other sixth form centres around the country</text:p>
              </text:list-item>
              <text:list-item>
                <text:p text:style-name="P40">However what isn’t fair is that Sixth form colleges have to pay VAT where schools with sixths forms do not.</text:p>
              </text:list-item>
              <text:list-item>
                <text:p text:style-name="P41">Approx. £400,000 difference<text:s/>for HR</text:p>
              </text:list-item>
              <text:list-item>
                <text:p text:style-name="P42">This is something he is going to look into.</text:p>
              </text:list-item>
              <text:list-item>
                <text:p text:style-name="P43">What makes it worse is that Cambridge is suffering as a whole as well- on average pupils have £600 less per pupil per year than the rest of the country.</text:p>
              </text:list-item>
              <text:list-item>
                <text:p text:style-name="P44">Agreed on the notion that we could live without our<text:s/>enrichment programme, but it is worrying that Hills Road may only be able to support their students to do 3 A levels with the new funding and not 4</text:p>
              </text:list-item>
            </text:list>
          </table:table-cell>
        </table:table-row>
        <text:soft-page-break/>
        <table:table-row table:style-name="TableRow45">
          <table:table-cell table:style-name="TableCell46">
            <text:p text:style-name="TableContents">AS Levels taken at GCSE</text:p>
          </table:table-cell>
          <table:table-cell table:style-name="TableCell47">
            <text:list text:style-name="LFO6" text:continue-numbering="true">
              <text:list-item>
                <text:p text:style-name="P48">Some university institutions do not accept AS levels taken early at GCSE level- e.g. Native speakers taking languages early</text:p>
              </text:list-item>
              <text:list-item>
                <text:p text:style-name="P49">He seemed to not know this, and was quite shocked by this knowledge.</text:p>
              </text:list-item>
              <text:list-item>
                <text:p text:style-name="P50">Seemed passively keen to do something about this.</text:p>
              </text:list-item>
            </text:list>
          </table:table-cell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omas</meta:initial-creator>
    <dc:creator>Thomas</dc:creator>
    <meta:creation-date>2013-06-27T19:49:00Z</meta:creation-date>
    <dc:date>2013-06-27T19:50:00Z</dc:date>
    <meta:template xlink:href="Normal.dotm" xlink:type="simple"/>
    <meta:editing-cycles>3</meta:editing-cycles>
    <meta:editing-duration>PT120S</meta:editing-duration>
    <meta:document-statistic meta:page-count="2" meta:paragraph-count="5" meta:word-count="394" meta:character-count="2640" meta:row-count="18" meta:non-whitespace-character-count="2251"/>
  </office:meta>
</office:document-meta>
</file>